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/>
    </style:style>
    <style:style style:name="P3" style:parent-style-name="NormalWeb" style:family="paragraph">
      <style:paragraph-properties fo:text-align="center" fo:margin-top="0in" fo:margin-bottom="0in"/>
    </style:style>
    <style:style style:name="T4" style:parent-style-name="Policepardéfaut" style:family="text">
      <style:text-properties style:font-name-asian="Calibri" fo:font-size="24pt" style:font-size-asian="24pt" style:font-size-complex="18pt"/>
    </style:style>
    <style:style style:name="T5" style:parent-style-name="Policepardéfaut" style:family="text">
      <style:text-properties style:font-name-asian="Calibri" fo:font-style="italic" style:font-style-asian="italic" style:font-style-complex="italic" fo:font-size="22pt" style:font-size-asian="22pt" style:font-size-complex="16pt"/>
    </style:style>
    <style:style style:name="P6" style:parent-style-name="Normal" style:family="paragraph">
      <style:text-properties fo:font-size="12pt" style:font-size-asian="12pt"/>
    </style:style>
    <style:style style:name="P7" style:parent-style-name="Normal" style:family="paragraph">
      <style:text-properties fo:font-size="12pt" style:font-size-asian="12pt"/>
    </style:style>
    <style:style style:name="P8" style:parent-style-name="Normal" style:family="paragraph">
      <style:text-properties fo:font-size="12pt" style:font-size-asian="12pt"/>
    </style:style>
    <style:style style:name="P9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0" style:parent-style-name="NormalWeb" style:family="paragraph">
      <style:paragraph-properties fo:text-align="center" fo:margin-top="0in" fo:margin-bottom="0in"/>
      <style:text-properties style:font-name="Calibri" style:font-name-asian="Calibri"/>
    </style:style>
    <style:style style:name="P11" style:parent-style-name="NormalWeb" style:family="paragraph">
      <style:paragraph-properties fo:text-align="center" fo:margin-top="0in" fo:margin-bottom="0in"/>
    </style:style>
    <style:style style:name="P12" style:parent-style-name="NormalWeb" style:family="paragraph">
      <style:paragraph-properties fo:text-align="center" fo:margin-top="0in" fo:margin-bottom="0in"/>
    </style:style>
    <style:style style:name="T13" style:parent-style-name="Policepardéfaut" style:family="text">
      <style:text-properties style:font-name-asian="Calibri" fo:font-size="11pt" style:font-size-asian="11pt" style:font-size-complex="11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font-size="12pt" style:font-size-asian="12pt" style:font-size-complex="12pt"/>
    </style:style>
    <style:style style:name="P16" style:parent-style-name="Normal" style:family="paragraph">
      <style:text-properties fo:font-size="12pt" style:font-size-asian="12pt" style:font-size-complex="12pt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Normal" style:family="paragraph">
      <style:text-properties fo:font-size="12pt" style:font-size-asian="12pt" style:font-size-complex="12pt"/>
    </style:style>
    <style:style style:name="P19" style:parent-style-name="Normal" style:family="paragraph">
      <style:text-properties fo:font-size="12pt" style:font-size-asian="12pt" style:font-size-complex="12pt"/>
    </style:style>
    <style:style style:name="P20" style:parent-style-name="Normal" style:family="paragraph">
      <style:text-properties fo:font-size="12pt" style:font-size-asian="12pt" style:font-size-complex="12pt"/>
    </style:style>
    <style:style style:name="P21" style:parent-style-name="Normal" style:family="paragraph">
      <style:text-properties fo:font-size="12pt" style:font-size-asian="12pt" style:font-size-complex="12pt"/>
    </style:style>
    <style:style style:family="graphic" style:name="a20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3">
      <style:graphic-properties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0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11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7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8">
      <style:graphic-properties draw:fill="solid" draw:fill-color="#deebf7" draw:opacity="100%" draw:stroke="none" draw:shadow="visible" draw:shadow-offset-x="0in" draw:shadow-offset-y="0.02083in" draw:shadow-color="#000000" draw:shadow-opacity="63%"/>
    </style:style>
    <style:style style:family="graphic" style:name="a19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1">
      <style:graphic-properties draw:fill="gradient" draw:fill-gradient-name="a0" draw:stroke="none" draw:shadow="visible" draw:shadow-offset-x="0in" draw:shadow-offset-y="0.02083in" draw:shadow-color="#000000" draw:shadow-opacity="63%"/>
    </style:style>
    <style:style style:family="graphic" style:name="a2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">
      <style:graphic-properties draw:fill="none" draw:stroke="solid" svg:stroke-width="0.02083in" svg:stroke-color="#a5a5a5" svg:stroke-opacity="100%" draw:stroke-linejoin="miter" svg:stroke-linecap="butt"/>
    </style:style>
    <style:style style:family="graphic" style:name="a4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5" style:parent-style-name="Graphics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7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8">
      <style:graphic-properties draw:fill="solid" draw:fill-color="#9dc3e6" draw:opacity="100%" draw:stroke="none" draw:shadow="visible" draw:shadow-offset-x="0in" draw:shadow-offset-y="0.02083in" draw:shadow-color="#000000" draw:shadow-opacity="63%"/>
    </style:style>
    <style:style style:family="graphic" style:name="a9">
      <style:graphic-properties draw:fill="solid" draw:fill-color="#9dc3e6" draw:opacity="100%" draw:stroke="none" draw:shadow="visible" draw:shadow-offset-x="0in" draw:shadow-offset-y="0.02083in" draw:shadow-color="#000000" draw:shadow-opacity="63%"/>
    </style:style>
  </office:automatic-styles>
  <office:body>
    <office:text text:use-soft-page-breaks="true">
      <text:p text:style-name="P1"><text:span text:style-name="T2"><draw:g draw:z-index="251660288" draw:name="Zone de dessin 7" draw:id="id22" draw:style-name="a23" text:anchor-type="paragraph"><svg:title/><svg:desc/><draw:custom-shape svg:x="2.98933in" svg:y="0.00625in" svg:width="4.38442in" svg:height="1.24502in" draw:id="id0" draw:style-name="a1" draw:name="Rectangle avec flèche vers le bas 11"><svg:title/><svg:desc/><draw:enhanced-geometry draw:path-stretchpoint-x="21600" draw:path-stretchpoint-y="21600" draw:type="non-primitive" svg:viewBox="0 0 21600 21600" draw:enhanced-path="M ?f7 ?f7 L ?f12 ?f7 ?f12 ?f21 ?f27 ?f21 ?f27 ?f29 ?f28 ?f29 ?f19 ?f13 ?f25 ?f29 ?f26 ?f29 ?f26 ?f21 ?f7 ?f21 Z N" draw:text-areas="?f7 ?f7 ?f12 ?f21" draw:glue-points="?f7 ?f24 ?f12 ?f24" draw:glue-point-leaving-directions="-270, -90" draw:modifiers="0 0 0 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min(?f5, ?f4)"/><draw:equation draw:name="f7" draw:formula="0"/><draw:equation draw:name="f8" draw:formula="25000"/><draw:equation draw:name="f9" draw:formula="64977"/><draw:equation draw:name="f10" draw:formula="21600 * ?f5"/><draw:equation draw:name="f11" draw:formula="21600 * ?f4"/><draw:equation draw:name="f12" draw:formula="?f10 / ?f6"/><draw:equation draw:name="f13" draw:formula="?f11 / ?f6"/><draw:equation draw:name="f14" draw:formula="?f13 - ?f7"/><draw:equation draw:name="f15" draw:formula="?f12 - ?f7"/><draw:equation draw:name="f16" draw:formula="?f15 / 2"/><draw:equation draw:name="f17" draw:formula="min(?f15, ?f14)"/><draw:equation draw:name="f18" draw:formula="?f14 * ?f9"/><draw:equation draw:name="f19" draw:formula="?f7 + ?f16"/><draw:equation draw:name="f20" draw:formula="?f17 * ?f8"/><draw:equation draw:name="f21" draw:formula="?f18 / 100000"/><draw:equation draw:name="f22" draw:formula="?f20 / 100000"/><draw:equation draw:name="f23" draw:formula="?f20 / 200000"/><draw:equation draw:name="f24" draw:formula="?f21 / 2"/><draw:equation draw:name="f25" draw:formula="?f19 - ?f22"/><draw:equation draw:name="f26" draw:formula="?f19 - ?f23"/><draw:equation draw:name="f27" draw:formula="?f19 + ?f23"/><draw:equation draw:name="f28" draw:formula="?f19 + ?f22"/><draw:equation draw:name="f29" draw:formula="?f13 - ?f22"/></draw:enhanced-geometry></draw:custom-shape><draw:frame draw:id="id1" draw:style-name="a2" draw:name="Zone de texte 4" svg:x="3.18391in" svg:y="0.10207in" svg:width="4.02121in" svg:height="0.6045in" style:rel-width="scale" style:rel-height="scale"><draw:text-box><text:p text:style-name="P3"><text:span text:style-name="T4">Index.php<text:s/></text:span><text:span text:style-name="T5">(alias Accueil)</text:span></text:p></draw:text-box><svg:title/><svg:desc/></draw:frame><draw:custom-shape svg:width="0.37351in" svg:height="11.51884in" draw:id="id2" draw:style-name="a3" draw:transform="translate(-0.18675in -5.75942in) rotate(-1.5708) translate(5.3372in 1.48471in)" draw:name="Parenthèse ouvrante 14"><svg:title/><svg:desc/><draw:enhanced-geometry draw:path-stretchpoint-x="21600" draw:path-stretchpoint-y="21600" draw:type="non-primitive" svg:viewBox="0 0 21600 21600" draw:enhanced-path="S M ?f18 ?f19 A ?f82 ?f83 ?f84 ?f85 ?f18 ?f19 ?f79 ?f81  W ?f86 ?f87 ?f88 ?f89 ?f18 ?f19 ?f79 ?f81 L ?f10 ?f26 A ?f125 ?f126 ?f127 ?f128 ?f10 ?f26 ?f122 ?f124  W ?f129 ?f130 ?f131 ?f132 ?f10 ?f26 ?f122 ?f124 Z N F M ?f18 ?f19 A ?f82 ?f83 ?f84 ?f85 ?f18 ?f19 ?f79 ?f81  W ?f86 ?f87 ?f88 ?f89 ?f18 ?f19 ?f79 ?f81 L ?f10 ?f26 A ?f125 ?f126 ?f127 ?f128 ?f10 ?f26 ?f122 ?f124  W ?f129 ?f130 ?f131 ?f132 ?f10 ?f26 ?f122 ?f124 N" draw:text-areas="?f39 ?f40 ?f18 ?f42" draw:glue-points="?f18 ?f10 ?f18 ?f19" draw:glue-point-leaving-directions="-180, -360" draw:modifiers="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204165"/><draw:equation draw:name="f12" draw:formula="2700000 + ?f1"/><draw:equation draw:name="f13" draw:formula="?f7 / 21600"/><draw:equation draw:name="f14" draw:formula="?f6 / 21600"/><draw:equation draw:name="f15" draw:formula="21600 * ?f7"/><draw:equation draw:name="f16" draw:formula="21600 * ?f6"/><draw:equation draw:name="f17" draw:formula="min(?f14, ?f13)"/><draw:equation draw:name="f18" draw:formula="?f15 / ?f8"/><draw:equation draw:name="f19" draw:formula="?f16 / ?f8"/><draw:equation draw:name="f20" draw:formula="?f19 - ?f10"/><draw:equation draw:name="f21" draw:formula="?f18 - ?f10"/><draw:equation draw:name="f22" draw:formula="min(?f21, ?f20)"/><draw:equation draw:name="f23" draw:formula="?f21 * ?f17"/><draw:equation draw:name="f24" draw:formula="?f22 * ?f11"/><draw:equation draw:name="f25" draw:formula="?f12 - ?f1"/><draw:equation draw:name="f26" draw:formula="?f24 / 100000"/><draw:equation draw:name="f27" draw:formula="?f25 + ?f1"/><draw:equation draw:name="f28" draw:formula="?f27 * ?f9 / ?f0"/><draw:equation draw:name="f29" draw:formula="0 - ?f28"/><draw:equation draw:name="f30" draw:formula="sin(?f29)"/><draw:equation draw:name="f31" draw:formula="0 - ?f30"/><draw:equation draw:name="f32" draw:formula="?f31"/><draw:equation draw:name="f33" draw:formula="cos(?f29)"/><draw:equation draw:name="f34" draw:formula="0 - ?f33"/><draw:equation draw:name="f35" draw:formula="?f34"/><draw:equation draw:name="f36" draw:formula="?f26 * ?f17"/><draw:equation draw:name="f37" draw:formula="?f32 * ?f21"/><draw:equation draw:name="f38" draw:formula="?f35 * ?f26"/><draw:equation draw:name="f39" draw:formula="?f18 - ?f37"/><draw:equation draw:name="f40" draw:formula="?f26 - ?f38"/><draw:equation draw:name="f41" draw:formula="?f19 + ?f38"/><draw:equation draw:name="f42" draw:formula="?f41 - ?f26"/><draw:equation draw:name="f43" draw:formula="21550000 - ?f1"/><draw:equation draw:name="f44" draw:formula="if(?f43, ?f1, 21550000)"/><draw:equation draw:name="f45" draw:formula="-21550000 - ?f44"/><draw:equation draw:name="f46" draw:formula="if(?f45, -21550000, ?f44)"/><draw:equation draw:name="f47" draw:formula="?f1 + ?f46"/><draw:equation draw:name="f48" draw:formula="?f1 + ?f1"/><draw:equation draw:name="f49" draw:formula="?f48 * ?f9 / ?f0"/><draw:equation draw:name="f50" draw:formula="0 - ?f49"/><draw:equation draw:name="f51" draw:formula="cos(?f50)"/><draw:equation draw:name="f52" draw:formula="0 - ?f51"/><draw:equation draw:name="f53" draw:formula="?f52 * ?f23"/><draw:equation draw:name="f54" draw:formula="sin(?f50)"/><draw:equation draw:name="f55" draw:formula="0 - ?f54"/><draw:equation draw:name="f56" draw:formula="?f55 * ?f36"/><draw:equation draw:name="f57" draw:formula="sqrt(?f53 * ?f53 + ?f56 * ?f56 + 0 * 0)"/><draw:equation draw:name="f58" draw:formula="?f23 * ?f36 / ?f57"/><draw:equation draw:name="f59" draw:formula="?f55 * ?f58"/><draw:equation draw:name="f60" draw:formula="?f18 - ?f59"/><draw:equation draw:name="f61" draw:formula="?f52 * ?f58"/><draw:equation draw:name="f62" draw:formula="?f19 - ?f61"/><draw:equation draw:name="f63" draw:formula="?f60 - ?f23"/><draw:equation draw:name="f64" draw:formula="?f62 - ?f36"/><draw:equation draw:name="f65" draw:formula="?f60 + ?f23"/><draw:equation draw:name="f66" draw:formula="?f62 + ?f36"/><draw:equation draw:name="f67" draw:formula="?f47 + ?f1"/><draw:equation draw:name="f68" draw:formula="?f67 * ?f9 / ?f0"/><draw:equation draw:name="f69" draw:formula="0 - ?f68"/><draw:equation draw:name="f70" draw:formula="cos(?f69)"/><draw:equation draw:name="f71" draw:formula="0 - ?f70"/><draw:equation draw:name="f72" draw:formula="?f71 * ?f23"/><draw:equation draw:name="f73" draw:formula="sin(?f69)"/><draw:equation draw:name="f74" draw:formula="0 - ?f73"/><draw:equation draw:name="f75" draw:formula="?f74 * ?f36"/><draw:equation draw:name="f76" draw:formula="sqrt(?f72 * ?f72 + ?f75 * ?f75 + 0 * 0)"/><draw:equation draw:name="f77" draw:formula="?f23 * ?f36 / ?f76"/><draw:equation draw:name="f78" draw:formula="?f74 * ?f77"/><draw:equation draw:name="f79" draw:formula="?f60 + ?f78"/><draw:equation draw:name="f80" draw:formula="?f71 * ?f77"/><draw:equation draw:name="f81" draw:formula="?f62 + ?f80"/><draw:equation draw:name="f82" draw:formula="if(?f46, ?f18, ?f63)"/><draw:equation draw:name="f83" draw:formula="if(?f46, ?f19, ?f64)"/><draw:equation draw:name="f84" draw:formula="if(?f46, ?f18, ?f65)"/><draw:equation draw:name="f85" draw:formula="if(?f46, ?f19, ?f66)"/><draw:equation draw:name="f86" draw:formula="if(?f46, ?f63, ?f79)"/><draw:equation draw:name="f87" draw:formula="if(?f46, ?f64, ?f81)"/><draw:equation draw:name="f88" draw:formula="if(?f46, ?f65, ?f79)"/><draw:equation draw:name="f89" draw:formula="if(?f46, ?f66, ?f81)"/><draw:equation draw:name="f90" draw:formula="?f0 + ?f46"/><draw:equation draw:name="f91" draw:formula="?f0 + ?f1"/><draw:equation draw:name="f92" draw:formula="?f91 * ?f9 / ?f0"/><draw:equation draw:name="f93" draw:formula="0 - ?f92"/><draw:equation draw:name="f94" draw:formula="cos(?f93)"/><draw:equation draw:name="f95" draw:formula="0 - ?f94"/><draw:equation draw:name="f96" draw:formula="?f95 * ?f23"/><draw:equation draw:name="f97" draw:formula="sin(?f93)"/><draw:equation draw:name="f98" draw:formula="0 - ?f97"/><draw:equation draw:name="f99" draw:formula="?f98 * ?f36"/><draw:equation draw:name="f100" draw:formula="sqrt(?f96 * ?f96 + ?f99 * ?f99 + 0 * 0)"/><draw:equation draw:name="f101" draw:formula="?f23 * ?f36 / ?f100"/><draw:equation draw:name="f102" draw:formula="?f98 * ?f101"/><draw:equation draw:name="f103" draw:formula="?f10 - ?f102"/><draw:equation draw:name="f104" draw:formula="?f95 * ?f101"/><draw:equation draw:name="f105" draw:formula="?f26 - ?f104"/><draw:equation draw:name="f106" draw:formula="?f103 - ?f23"/><draw:equation draw:name="f107" draw:formula="?f105 - ?f36"/><draw:equation draw:name="f108" draw:formula="?f103 + ?f23"/><draw:equation draw:name="f109" draw:formula="?f105 + ?f36"/><draw:equation draw:name="f110" draw:formula="?f90 + ?f1"/><draw:equation draw:name="f111" draw:formula="?f110 * ?f9 / ?f0"/><draw:equation draw:name="f112" draw:formula="0 - ?f111"/><draw:equation draw:name="f113" draw:formula="cos(?f112)"/><draw:equation draw:name="f114" draw:formula="0 - ?f113"/><draw:equation draw:name="f115" draw:formula="?f114 * ?f23"/><draw:equation draw:name="f116" draw:formula="sin(?f112)"/><draw:equation draw:name="f117" draw:formula="0 - ?f116"/><draw:equation draw:name="f118" draw:formula="?f117 * ?f36"/><draw:equation draw:name="f119" draw:formula="sqrt(?f115 * ?f115 + ?f118 * ?f118 + 0 * 0)"/><draw:equation draw:name="f120" draw:formula="?f23 * ?f36 / ?f119"/><draw:equation draw:name="f121" draw:formula="?f117 * ?f120"/><draw:equation draw:name="f122" draw:formula="?f103 + ?f121"/><draw:equation draw:name="f123" draw:formula="?f114 * ?f120"/><draw:equation draw:name="f124" draw:formula="?f105 + ?f123"/><draw:equation draw:name="f125" draw:formula="if(?f46, ?f10, ?f106)"/><draw:equation draw:name="f126" draw:formula="if(?f46, ?f26, ?f107)"/><draw:equation draw:name="f127" draw:formula="if(?f46, ?f10, ?f108)"/><draw:equation draw:name="f128" draw:formula="if(?f46, ?f26, ?f109)"/><draw:equation draw:name="f129" draw:formula="if(?f46, ?f106, ?f122)"/><draw:equation draw:name="f130" draw:formula="if(?f46, ?f107, ?f124)"/><draw:equation draw:name="f131" draw:formula="if(?f46, ?f108, ?f122)"/><draw:equation draw:name="f132" draw:formula="if(?f46, ?f109, ?f124)"/></draw:enhanced-geometry></draw:custom-shape><draw:custom-shape svg:x="-0.40925in" svg:y="1.74928in" svg:width="1.99764in" svg:height="1.49402in" draw:id="id3" draw:style-name="a4" draw:name="Rectangle à coins arrondis 16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4" draw:style-name="a5" draw:name="Zone de texte 17" svg:x="-0.3833in" svg:y="1.93602in" svg:width="1.93277in" svg:height="1.2139in" style:rel-width="scale" style:rel-height="scale"><draw:text-box><text:p text:style-name="P6">Insertion d’un stagiaire</text:p><text:p text:style-name="P7">(insertion-stagiaire.php,</text:p><text:p text:style-name="P8">traitement-suppression.php)</text:p><text:p text:style-name="Normal"/><text:p text:style-name="Normal"/></draw:text-box><svg:title/><svg:desc/></draw:frame><draw:custom-shape svg:x="1.64232in" svg:y="1.76729in" svg:width="1.9437in" svg:height="1.49375in" draw:id="id5" draw:style-name="a6" draw:name="Rectangle à coins arrondis 18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63996in" svg:y="1.75172in" svg:width="1.99695in" svg:height="1.49375in" draw:id="id6" draw:style-name="a7" draw:name="Rectangle à coins arrondis 19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5.68949in" svg:y="1.75172in" svg:width="1.99695in" svg:height="1.49375in" draw:id="id7" draw:style-name="a8" draw:name="Rectangle à coins arrondis 20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9.72163in" svg:y="1.76729in" svg:width="1.41449in" svg:height="1.49375in" draw:id="id8" draw:style-name="a9" draw:name="Rectangle à coins arrondis 21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7.73753in" svg:y="1.76483in" svg:width="1.9322in" svg:height="1.49375in" draw:id="id9" draw:style-name="a10" draw:name="Rectangle à coins arrondis 22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frame draw:id="id10" draw:style-name="a11" draw:name="Zone de texte 17" svg:x="1.6553in" svg:y="2.16945in" svg:width="1.93073in" svg:height="0.94933in" style:rel-width="scale" style:rel-height="scale"><draw:text-box><text:p text:style-name="P9"> Affichage des stagiaires</text:p><text:p text:style-name="P10">(affichage-stagiaires.php)</text:p><text:p text:style-name="P11"/><text:p text:style-name="P12"><text:span text:style-name="T13"> </text:span></text:p></draw:text-box><svg:title/><svg:desc/></draw:frame><draw:frame draw:id="id11" draw:style-name="a12" draw:name="Zone de texte 25" svg:x="3.67683in" svg:y="1.79596in" svg:width="1.91981in" svg:height="1.44734in" style:rel-width="scale" style:rel-height="scale"><draw:text-box><text:p text:style-name="P14">Supprimer<text:s/>un stagiaire</text:p><text:p text:style-name="P15">(suppression-stagiaire.php,</text:p><text:p text:style-name="P16">traitement-suppression.php)</text:p></draw:text-box><svg:title/><svg:desc/></draw:frame><draw:frame draw:id="id12" draw:style-name="a13" draw:name="Zone de texte 26" svg:x="5.68949in" svg:y="1.67146in" svg:width="1.98261in" svg:height="1.556in" style:rel-width="scale" style:rel-height="scale"><draw:text-box><text:p text:style-name="P17">Modifier un stagiaire et ses informations</text:p><text:p text:style-name="P18">(modification-stagiaire.php,</text:p><text:p text:style-name="P19">traitement-modification.php)</text:p></draw:text-box><svg:title/><svg:desc/></draw:frame><draw:frame draw:id="id13" draw:style-name="a14" draw:name="Zone de texte 27" svg:x="9.70865in" svg:y="1.81372in" svg:width="1.42746in" svg:height="1.41375in" style:rel-width="scale" style:rel-height="scale"><draw:text-box><text:p text:style-name="P20">Page en Javascript</text:p><text:p text:style-name="P21">(listing.php , traitement-listing.php)</text:p><text:p text:style-name="Normal"/></draw:text-box><svg:title/><svg:desc/></draw:frame><draw:frame draw:id="id14" draw:style-name="a15" draw:name="Zone de texte 28" svg:x="7.77588in" svg:y="1.81372in" svg:width="1.85494in" svg:height="1.3829in" style:rel-width="scale" style:rel-height="scale"><draw:text-box><text:p text:style-name="Normal">Page formateur</text:p></draw:text-box><svg:title/><svg:desc/></draw:frame><draw:custom-shape svg:x="-0.40925in" svg:y="4.11725in" svg:width="1.94353in" svg:height="1.49375in" draw:id="id15" draw:style-name="a16" draw:name="Rectangle à coins arrondis 29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1.58839in" svg:y="4.11725in" svg:width="1.94353in" svg:height="1.49375in" draw:id="id16" draw:style-name="a17" draw:name="Rectangle à coins arrondis 31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x="3.58824in" svg:y="4.11725in" svg:width="1.94353in" svg:height="1.49375in" draw:id="id17" draw:style-name="a18" draw:name="Rectangle à coins arrondis 32"><svg:title/><svg:desc/><draw:enhanced-geometry draw:path-stretchpoint-x="21600" draw:path-stretchpoint-y="21600" draw:type="non-primitive" svg:viewBox="0 0 21600 21600" draw:enhanced-path="M ?f17 ?f11 A ?f133 ?f134 ?f135 ?f136 ?f17 ?f11 ?f130 ?f132  W ?f137 ?f138 ?f139 ?f140 ?f17 ?f11 ?f130 ?f132 L ?f11 ?f28 A ?f180 ?f181 ?f182 ?f183 ?f11 ?f28 ?f177 ?f179  W ?f184 ?f185 ?f186 ?f187 ?f11 ?f28 ?f177 ?f179 L ?f29 ?f25 A ?f227 ?f228 ?f229 ?f230 ?f29 ?f25 ?f224 ?f226  W ?f231 ?f232 ?f233 ?f234 ?f29 ?f25 ?f224 ?f226 L ?f24 ?f17 A ?f274 ?f275 ?f276 ?f277 ?f24 ?f17 ?f271 ?f273  W ?f278 ?f279 ?f280 ?f281 ?f24 ?f17 ?f271 ?f273 Z N" draw:text-areas="?f91 ?f91 ?f92 ?f93" draw:modifiers="3600"><draw:equation draw:name="f0" draw:formula="16200000"/><draw:equation draw:name="f1" draw:formula="10800000"/><draw:equation draw:name="f2" draw:formula="5400000"/><draw:equation draw:name="f3" draw:formula="left"/><draw:equation draw:name="f4" draw:formula="right"/><draw:equation draw:name="f5" draw:formula="top"/><draw:equation draw:name="f6" draw:formula="bottom"/><draw:equation draw:name="f7" draw:formula="?f6 - ?f5"/><draw:equation draw:name="f8" draw:formula="?f4 - ?f3"/><draw:equation draw:name="f9" draw:formula="min(?f8, ?f7)"/><draw:equation draw:name="f10" draw:formula="5419351 / 1725033"/><draw:equation draw:name="f11" draw:formula="0"/><draw:equation draw:name="f12" draw:formula="45"/><draw:equation draw:name="f13" draw:formula="?f10 / 180"/><draw:equation draw:name="f14" draw:formula="$0"/><draw:equation draw:name="f15" draw:formula="0 - ?f2"/><draw:equation draw:name="f16" draw:formula="?f12 * ?f13"/><draw:equation draw:name="f17" draw:formula="?f11 + ?f14"/><draw:equation draw:name="f18" draw:formula="?f8 / 21600"/><draw:equation draw:name="f19" draw:formula="?f7 / 21600"/><draw:equation draw:name="f20" draw:formula="21600 * ?f8"/><draw:equation draw:name="f21" draw:formula="21600 * ?f7"/><draw:equation draw:name="f22" draw:formula="0 - ?f16"/><draw:equation draw:name="f23" draw:formula="min(?f19, ?f18)"/><draw:equation draw:name="f24" draw:formula="?f20 / ?f9"/><draw:equation draw:name="f25" draw:formula="?f21 / ?f9"/><draw:equation draw:name="f26" draw:formula="?f22 * ?f1"/><draw:equation draw:name="f27" draw:formula="?f26 / ?f10"/><draw:equation draw:name="f28" draw:formula="?f25 - ?f14"/><draw:equation draw:name="f29" draw:formula="?f24 - ?f14"/><draw:equation draw:name="f30" draw:formula="?f11 * ?f23"/><draw:equation draw:name="f31" draw:formula="?f17 * ?f23"/><draw:equation draw:name="f32" draw:formula="?f25 * ?f23"/><draw:equation draw:name="f33" draw:formula="?f24 * ?f23"/><draw:equation draw:name="f34" draw:formula="?f27 - ?f2"/><draw:equation draw:name="f35" draw:formula="?f30 - ?f31"/><draw:equation draw:name="f36" draw:formula="?f31 - ?f30"/><draw:equation draw:name="f37" draw:formula="?f28 * ?f23"/><draw:equation draw:name="f38" draw:formula="?f29 * ?f23"/><draw:equation draw:name="f39" draw:formula="?f34 + ?f2"/><draw:equation draw:name="f40" draw:formula="?f39 * ?f10 / ?f1"/><draw:equation draw:name="f41" draw:formula="0 - ?f40"/><draw:equation draw:name="f42" draw:formula="sin(?f41)"/><draw:equation draw:name="f43" draw:formula="0 - ?f42"/><draw:equation draw:name="f44" draw:formula="?f43"/><draw:equation draw:name="f45" draw:formula="abs(?f35)"/><draw:equation draw:name="f46" draw:formula="abs(?f36)"/><draw:equation draw:name="f47" draw:formula="if(?f35, ?f15, ?f2)"/><draw:equation draw:name="f48" draw:formula="if(?f35, ?f2, ?f15)"/><draw:equation draw:name="f49" draw:formula="if(?f35, ?f0, ?f2)"/><draw:equation draw:name="f50" draw:formula="if(?f35, ?f2, ?f0)"/><draw:equation draw:name="f51" draw:formula="?f32 - ?f37"/><draw:equation draw:name="f52" draw:formula="if(?f36, ?f15, ?f2)"/><draw:equation draw:name="f53" draw:formula="if(?f36, ?f2, ?f15)"/><draw:equation draw:name="f54" draw:formula="?f33 - ?f38"/><draw:equation draw:name="f55" draw:formula="?f37 - ?f32"/><draw:equation draw:name="f56" draw:formula="?f38 - ?f33"/><draw:equation draw:name="f57" draw:formula="if(?f35, 0, ?f1)"/><draw:equation draw:name="f58" draw:formula="if(?f35, ?f1, 0)"/><draw:equation draw:name="f59" draw:formula="0 - ?f44"/><draw:equation draw:name="f60" draw:formula="if(?f35, ?f50, ?f49)"/><draw:equation draw:name="f61" draw:formula="if(?f35, ?f49, ?f50)"/><draw:equation draw:name="f62" draw:formula="if(?f36, ?f48, ?f47)"/><draw:equation draw:name="f63" draw:formula="abs(?f51)"/><draw:equation draw:name="f64" draw:formula="if(?f51, 0, ?f1)"/><draw:equation draw:name="f65" draw:formula="if(?f51, ?f1, 0)"/><draw:equation draw:name="f66" draw:formula="if(?f51, ?f52, ?f53)"/><draw:equation draw:name="f67" draw:formula="abs(?f54)"/><draw:equation draw:name="f68" draw:formula="abs(?f55)"/><draw:equation draw:name="f69" draw:formula="if(?f54, ?f15, ?f2)"/><draw:equation draw:name="f70" draw:formula="if(?f54, ?f2, ?f15)"/><draw:equation draw:name="f71" draw:formula="if(?f54, ?f0, ?f2)"/><draw:equation draw:name="f72" draw:formula="if(?f54, ?f2, ?f0)"/><draw:equation draw:name="f73" draw:formula="abs(?f56)"/><draw:equation draw:name="f74" draw:formula="if(?f56, ?f15, ?f2)"/><draw:equation draw:name="f75" draw:formula="if(?f56, ?f2, ?f15)"/><draw:equation draw:name="f76" draw:formula="if(?f56, ?f58, ?f57)"/><draw:equation draw:name="f77" draw:formula="if(?f56, ?f57, ?f58)"/><draw:equation draw:name="f78" draw:formula="?f14 * ?f59"/><draw:equation draw:name="f79" draw:formula="if(?f36, ?f61, ?f60)"/><draw:equation draw:name="f80" draw:formula="if(?f36, ?f65, ?f64)"/><draw:equation draw:name="f81" draw:formula="if(?f36, ?f64, ?f65)"/><draw:equation draw:name="f82" draw:formula="if(?f54, ?f72, ?f71)"/><draw:equation draw:name="f83" draw:formula="if(?f54, ?f71, ?f72)"/><draw:equation draw:name="f84" draw:formula="if(?f55, ?f70, ?f69)"/><draw:equation draw:name="f85" draw:formula="if(?f35, ?f76, ?f77)"/><draw:equation draw:name="f86" draw:formula="if(?f35, ?f74, ?f75)"/><draw:equation draw:name="f87" draw:formula="?f78 * 3163"/><draw:equation draw:name="f88" draw:formula="if(?f51, ?f80, ?f81)"/><draw:equation draw:name="f89" draw:formula="if(?f55, ?f83, ?f82)"/><draw:equation draw:name="f90" draw:formula="?f87 / 7636"/><draw:equation draw:name="f91" draw:formula="?f11 + ?f90"/><draw:equation draw:name="f92" draw:formula="?f24 - ?f90"/><draw:equation draw:name="f93" draw:formula="?f25 - ?f90"/><draw:equation draw:name="f94" draw:formula="21550000 - ?f62"/><draw:equation draw:name="f95" draw:formula="if(?f94, ?f62, 21550000)"/><draw:equation draw:name="f96" draw:formula="-21550000 - ?f95"/><draw:equation draw:name="f97" draw:formula="if(?f96, -21550000, ?f95)"/><draw:equation draw:name="f98" draw:formula="?f79 + ?f97"/><draw:equation draw:name="f99" draw:formula="?f79 + ?f2"/><draw:equation draw:name="f100" draw:formula="?f99 * ?f10 / ?f1"/><draw:equation draw:name="f101" draw:formula="0 - ?f100"/><draw:equation draw:name="f102" draw:formula="cos(?f101)"/><draw:equation draw:name="f103" draw:formula="0 - ?f102"/><draw:equation draw:name="f104" draw:formula="?f103 * ?f45"/><draw:equation draw:name="f105" draw:formula="sin(?f101)"/><draw:equation draw:name="f106" draw:formula="0 - ?f105"/><draw:equation draw:name="f107" draw:formula="?f106 * ?f46"/><draw:equation draw:name="f108" draw:formula="sqrt(?f104 * ?f104 + ?f107 * ?f107 + 0 * 0)"/><draw:equation draw:name="f109" draw:formula="?f45 * ?f46 / ?f108"/><draw:equation draw:name="f110" draw:formula="?f106 * ?f109"/><draw:equation draw:name="f111" draw:formula="?f17 - ?f110"/><draw:equation draw:name="f112" draw:formula="?f103 * ?f109"/><draw:equation draw:name="f113" draw:formula="?f11 - ?f112"/><draw:equation draw:name="f114" draw:formula="?f111 - ?f45"/><draw:equation draw:name="f115" draw:formula="?f113 - ?f46"/><draw:equation draw:name="f116" draw:formula="?f111 + ?f45"/><draw:equation draw:name="f117" draw:formula="?f113 + ?f46"/><draw:equation draw:name="f118" draw:formula="?f98 + ?f2"/><draw:equation draw:name="f119" draw:formula="?f118 * ?f10 / ?f1"/><draw:equation draw:name="f120" draw:formula="0 - ?f119"/><draw:equation draw:name="f121" draw:formula="cos(?f120)"/><draw:equation draw:name="f122" draw:formula="0 - ?f121"/><draw:equation draw:name="f123" draw:formula="?f122 * ?f45"/><draw:equation draw:name="f124" draw:formula="sin(?f120)"/><draw:equation draw:name="f125" draw:formula="0 - ?f124"/><draw:equation draw:name="f126" draw:formula="?f125 * ?f46"/><draw:equation draw:name="f127" draw:formula="sqrt(?f123 * ?f123 + ?f126 * ?f126 + 0 * 0)"/><draw:equation draw:name="f128" draw:formula="?f45 * ?f46 / ?f127"/><draw:equation draw:name="f129" draw:formula="?f125 * ?f128"/><draw:equation draw:name="f130" draw:formula="?f111 + ?f129"/><draw:equation draw:name="f131" draw:formula="?f122 * ?f128"/><draw:equation draw:name="f132" draw:formula="?f113 + ?f131"/><draw:equation draw:name="f133" draw:formula="if(?f97, ?f17, ?f114)"/><draw:equation draw:name="f134" draw:formula="if(?f97, ?f11, ?f115)"/><draw:equation draw:name="f135" draw:formula="if(?f97, ?f17, ?f116)"/><draw:equation draw:name="f136" draw:formula="if(?f97, ?f11, ?f117)"/><draw:equation draw:name="f137" draw:formula="if(?f97, ?f114, ?f130)"/><draw:equation draw:name="f138" draw:formula="if(?f97, ?f115, ?f132)"/><draw:equation draw:name="f139" draw:formula="if(?f97, ?f116, ?f130)"/><draw:equation draw:name="f140" draw:formula="if(?f97, ?f117, ?f132)"/><draw:equation draw:name="f141" draw:formula="21550000 - ?f66"/><draw:equation draw:name="f142" draw:formula="if(?f141, ?f66, 21550000)"/><draw:equation draw:name="f143" draw:formula="-21550000 - ?f142"/><draw:equation draw:name="f144" draw:formula="if(?f143, -21550000, ?f142)"/><draw:equation draw:name="f145" draw:formula="?f88 + ?f144"/><draw:equation draw:name="f146" draw:formula="?f88 + ?f2"/><draw:equation draw:name="f147" draw:formula="?f146 * ?f10 / ?f1"/><draw:equation draw:name="f148" draw:formula="0 - ?f147"/><draw:equation draw:name="f149" draw:formula="cos(?f148)"/><draw:equation draw:name="f150" draw:formula="0 - ?f149"/><draw:equation draw:name="f151" draw:formula="?f150 * ?f46"/><draw:equation draw:name="f152" draw:formula="sin(?f148)"/><draw:equation draw:name="f153" draw:formula="0 - ?f152"/><draw:equation draw:name="f154" draw:formula="?f153 * ?f63"/><draw:equation draw:name="f155" draw:formula="sqrt(?f151 * ?f151 + ?f154 * ?f154 + 0 * 0)"/><draw:equation draw:name="f156" draw:formula="?f46 * ?f63 / ?f155"/><draw:equation draw:name="f157" draw:formula="?f153 * ?f156"/><draw:equation draw:name="f158" draw:formula="?f11 - ?f157"/><draw:equation draw:name="f159" draw:formula="?f150 * ?f156"/><draw:equation draw:name="f160" draw:formula="?f28 - ?f159"/><draw:equation draw:name="f161" draw:formula="?f158 - ?f46"/><draw:equation draw:name="f162" draw:formula="?f160 - ?f63"/><draw:equation draw:name="f163" draw:formula="?f158 + ?f46"/><draw:equation draw:name="f164" draw:formula="?f160 + ?f63"/><draw:equation draw:name="f165" draw:formula="?f145 + ?f2"/><draw:equation draw:name="f166" draw:formula="?f165 * ?f10 / ?f1"/><draw:equation draw:name="f167" draw:formula="0 - ?f166"/><draw:equation draw:name="f168" draw:formula="cos(?f167)"/><draw:equation draw:name="f169" draw:formula="0 - ?f168"/><draw:equation draw:name="f170" draw:formula="?f169 * ?f46"/><draw:equation draw:name="f171" draw:formula="sin(?f167)"/><draw:equation draw:name="f172" draw:formula="0 - ?f171"/><draw:equation draw:name="f173" draw:formula="?f172 * ?f63"/><draw:equation draw:name="f174" draw:formula="sqrt(?f170 * ?f170 + ?f173 * ?f173 + 0 * 0)"/><draw:equation draw:name="f175" draw:formula="?f46 * ?f63 / ?f174"/><draw:equation draw:name="f176" draw:formula="?f172 * ?f175"/><draw:equation draw:name="f177" draw:formula="?f158 + ?f176"/><draw:equation draw:name="f178" draw:formula="?f169 * ?f175"/><draw:equation draw:name="f179" draw:formula="?f160 + ?f178"/><draw:equation draw:name="f180" draw:formula="if(?f144, ?f11, ?f161)"/><draw:equation draw:name="f181" draw:formula="if(?f144, ?f28, ?f162)"/><draw:equation draw:name="f182" draw:formula="if(?f144, ?f11, ?f163)"/><draw:equation draw:name="f183" draw:formula="if(?f144, ?f28, ?f164)"/><draw:equation draw:name="f184" draw:formula="if(?f144, ?f161, ?f177)"/><draw:equation draw:name="f185" draw:formula="if(?f144, ?f162, ?f179)"/><draw:equation draw:name="f186" draw:formula="if(?f144, ?f163, ?f177)"/><draw:equation draw:name="f187" draw:formula="if(?f144, ?f164, ?f179)"/><draw:equation draw:name="f188" draw:formula="21550000 - ?f84"/><draw:equation draw:name="f189" draw:formula="if(?f188, ?f84, 21550000)"/><draw:equation draw:name="f190" draw:formula="-21550000 - ?f189"/><draw:equation draw:name="f191" draw:formula="if(?f190, -21550000, ?f189)"/><draw:equation draw:name="f192" draw:formula="?f89 + ?f191"/><draw:equation draw:name="f193" draw:formula="?f89 + ?f2"/><draw:equation draw:name="f194" draw:formula="?f193 * ?f10 / ?f1"/><draw:equation draw:name="f195" draw:formula="0 - ?f194"/><draw:equation draw:name="f196" draw:formula="cos(?f195)"/><draw:equation draw:name="f197" draw:formula="0 - ?f196"/><draw:equation draw:name="f198" draw:formula="?f197 * ?f67"/><draw:equation draw:name="f199" draw:formula="sin(?f195)"/><draw:equation draw:name="f200" draw:formula="0 - ?f199"/><draw:equation draw:name="f201" draw:formula="?f200 * ?f68"/><draw:equation draw:name="f202" draw:formula="sqrt(?f198 * ?f198 + ?f201 * ?f201 + 0 * 0)"/><draw:equation draw:name="f203" draw:formula="?f67 * ?f68 / ?f202"/><draw:equation draw:name="f204" draw:formula="?f200 * ?f203"/><draw:equation draw:name="f205" draw:formula="?f29 - ?f204"/><draw:equation draw:name="f206" draw:formula="?f197 * ?f203"/><draw:equation draw:name="f207" draw:formula="?f25 - ?f206"/><draw:equation draw:name="f208" draw:formula="?f205 - ?f67"/><draw:equation draw:name="f209" draw:formula="?f207 - ?f68"/><draw:equation draw:name="f210" draw:formula="?f205 + ?f67"/><draw:equation draw:name="f211" draw:formula="?f207 + ?f68"/><draw:equation draw:name="f212" draw:formula="?f192 + ?f2"/><draw:equation draw:name="f213" draw:formula="?f212 * ?f10 / ?f1"/><draw:equation draw:name="f214" draw:formula="0 - ?f213"/><draw:equation draw:name="f215" draw:formula="cos(?f214)"/><draw:equation draw:name="f216" draw:formula="0 - ?f215"/><draw:equation draw:name="f217" draw:formula="?f216 * ?f67"/><draw:equation draw:name="f218" draw:formula="sin(?f214)"/><draw:equation draw:name="f219" draw:formula="0 - ?f218"/><draw:equation draw:name="f220" draw:formula="?f219 * ?f68"/><draw:equation draw:name="f221" draw:formula="sqrt(?f217 * ?f217 + ?f220 * ?f220 + 0 * 0)"/><draw:equation draw:name="f222" draw:formula="?f67 * ?f68 / ?f221"/><draw:equation draw:name="f223" draw:formula="?f219 * ?f222"/><draw:equation draw:name="f224" draw:formula="?f205 + ?f223"/><draw:equation draw:name="f225" draw:formula="?f216 * ?f222"/><draw:equation draw:name="f226" draw:formula="?f207 + ?f225"/><draw:equation draw:name="f227" draw:formula="if(?f191, ?f29, ?f208)"/><draw:equation draw:name="f228" draw:formula="if(?f191, ?f25, ?f209)"/><draw:equation draw:name="f229" draw:formula="if(?f191, ?f29, ?f210)"/><draw:equation draw:name="f230" draw:formula="if(?f191, ?f25, ?f211)"/><draw:equation draw:name="f231" draw:formula="if(?f191, ?f208, ?f224)"/><draw:equation draw:name="f232" draw:formula="if(?f191, ?f209, ?f226)"/><draw:equation draw:name="f233" draw:formula="if(?f191, ?f210, ?f224)"/><draw:equation draw:name="f234" draw:formula="if(?f191, ?f211, ?f226)"/><draw:equation draw:name="f235" draw:formula="21550000 - ?f86"/><draw:equation draw:name="f236" draw:formula="if(?f235, ?f86, 21550000)"/><draw:equation draw:name="f237" draw:formula="-21550000 - ?f236"/><draw:equation draw:name="f238" draw:formula="if(?f237, -21550000, ?f236)"/><draw:equation draw:name="f239" draw:formula="?f85 + ?f238"/><draw:equation draw:name="f240" draw:formula="?f85 + ?f2"/><draw:equation draw:name="f241" draw:formula="?f240 * ?f10 / ?f1"/><draw:equation draw:name="f242" draw:formula="0 - ?f241"/><draw:equation draw:name="f243" draw:formula="cos(?f242)"/><draw:equation draw:name="f244" draw:formula="0 - ?f243"/><draw:equation draw:name="f245" draw:formula="?f244 * ?f73"/><draw:equation draw:name="f246" draw:formula="sin(?f242)"/><draw:equation draw:name="f247" draw:formula="0 - ?f246"/><draw:equation draw:name="f248" draw:formula="?f247 * ?f45"/><draw:equation draw:name="f249" draw:formula="sqrt(?f245 * ?f245 + ?f248 * ?f248 + 0 * 0)"/><draw:equation draw:name="f250" draw:formula="?f73 * ?f45 / ?f249"/><draw:equation draw:name="f251" draw:formula="?f247 * ?f250"/><draw:equation draw:name="f252" draw:formula="?f24 - ?f251"/><draw:equation draw:name="f253" draw:formula="?f244 * ?f250"/><draw:equation draw:name="f254" draw:formula="?f17 - ?f253"/><draw:equation draw:name="f255" draw:formula="?f252 - ?f73"/><draw:equation draw:name="f256" draw:formula="?f254 - ?f45"/><draw:equation draw:name="f257" draw:formula="?f252 + ?f73"/><draw:equation draw:name="f258" draw:formula="?f254 + ?f45"/><draw:equation draw:name="f259" draw:formula="?f239 + ?f2"/><draw:equation draw:name="f260" draw:formula="?f259 * ?f10 / ?f1"/><draw:equation draw:name="f261" draw:formula="0 - ?f260"/><draw:equation draw:name="f262" draw:formula="cos(?f261)"/><draw:equation draw:name="f263" draw:formula="0 - ?f262"/><draw:equation draw:name="f264" draw:formula="?f263 * ?f73"/><draw:equation draw:name="f265" draw:formula="sin(?f261)"/><draw:equation draw:name="f266" draw:formula="0 - ?f265"/><draw:equation draw:name="f267" draw:formula="?f266 * ?f45"/><draw:equation draw:name="f268" draw:formula="sqrt(?f264 * ?f264 + ?f267 * ?f267 + 0 * 0)"/><draw:equation draw:name="f269" draw:formula="?f73 * ?f45 / ?f268"/><draw:equation draw:name="f270" draw:formula="?f266 * ?f269"/><draw:equation draw:name="f271" draw:formula="?f252 + ?f270"/><draw:equation draw:name="f272" draw:formula="?f263 * ?f269"/><draw:equation draw:name="f273" draw:formula="?f254 + ?f272"/><draw:equation draw:name="f274" draw:formula="if(?f238, ?f24, ?f255)"/><draw:equation draw:name="f275" draw:formula="if(?f238, ?f17, ?f256)"/><draw:equation draw:name="f276" draw:formula="if(?f238, ?f24, ?f257)"/><draw:equation draw:name="f277" draw:formula="if(?f238, ?f17, ?f258)"/><draw:equation draw:name="f278" draw:formula="if(?f238, ?f255, ?f271)"/><draw:equation draw:name="f279" draw:formula="if(?f238, ?f256, ?f273)"/><draw:equation draw:name="f280" draw:formula="if(?f238, ?f257, ?f271)"/><draw:equation draw:name="f281" draw:formula="if(?f238, ?f258, ?f273)"/></draw:enhanced-geometry></draw:custom-shape><draw:custom-shape svg:width="0.40463in" svg:height="6.01886in" draw:id="id18" draw:style-name="a19" draw:transform="translate(-0.20231in -3.00943in) rotate(-1.5708) translate(2.60018in 3.75687in)" draw:name="Accolade ouvrante 34"><svg:title/><svg:desc/><draw:enhanced-geometry draw:path-stretchpoint-x="21600" draw:path-stretchpoint-y="21600" draw:type="non-primitive" svg:viewBox="0 0 21600 21600" draw:enhanced-path="S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Z N F M ?f20 ?f21 A ?f89 ?f90 ?f91 ?f92 ?f20 ?f21 ?f86 ?f88  W ?f93 ?f94 ?f95 ?f96 ?f20 ?f21 ?f86 ?f88 L ?f27 ?f42 A ?f136 ?f137 ?f138 ?f139 ?f27 ?f42 ?f133 ?f135  W ?f140 ?f141 ?f142 ?f143 ?f27 ?f42 ?f133 ?f135 A ?f166 ?f167 ?f168 ?f169 ?f133 ?f135 ?f163 ?f165  W ?f170 ?f171 ?f172 ?f173 ?f133 ?f135 ?f163 ?f165 L ?f27 ?f32 A ?f209 ?f210 ?f211 ?f212 ?f27 ?f32 ?f206 ?f208  W ?f213 ?f214 ?f215 ?f216 ?f27 ?f32 ?f206 ?f208 N" draw:text-areas="?f46 ?f47 ?f20 ?f49" draw:glue-points="?f20 ?f10 ?f10 ?f29 ?f20 ?f21" draw:glue-point-leaving-directions="-180, -270, -360" draw:modifiers="0 0"><draw:equation draw:name="f0" draw:formula="10800000"/><draw:equation draw:name="f1" draw:formula="5400000"/><draw:equation draw:name="f2" draw:formula="left"/><draw:equation draw:name="f3" draw:formula="right"/><draw:equation draw:name="f4" draw:formula="top"/><draw:equation draw:name="f5" draw:formula="bottom"/><draw:equation draw:name="f6" draw:formula="?f5 - ?f4"/><draw:equation draw:name="f7" draw:formula="?f3 - ?f2"/><draw:equation draw:name="f8" draw:formula="min(?f7, ?f6)"/><draw:equation draw:name="f9" draw:formula="5419351 / 1725033"/><draw:equation draw:name="f10" draw:formula="0"/><draw:equation draw:name="f11" draw:formula="0 - 5400000"/><draw:equation draw:name="f12" draw:formula="6453"/><draw:equation draw:name="f13" draw:formula="84014"/><draw:equation draw:name="f14" draw:formula="2700000 + ?f1"/><draw:equation draw:name="f15" draw:formula="?f7 / 21600"/><draw:equation draw:name="f16" draw:formula="?f6 / 21600"/><draw:equation draw:name="f17" draw:formula="21600 * ?f7"/><draw:equation draw:name="f18" draw:formula="21600 * ?f6"/><draw:equation draw:name="f19" draw:formula="min(?f16, ?f15)"/><draw:equation draw:name="f20" draw:formula="?f17 / ?f8"/><draw:equation draw:name="f21" draw:formula="?f18 / ?f8"/><draw:equation draw:name="f22" draw:formula="?f21 - ?f10"/><draw:equation draw:name="f23" draw:formula="?f20 - ?f10"/><draw:equation draw:name="f24" draw:formula="?f23 / 2"/><draw:equation draw:name="f25" draw:formula="min(?f23, ?f22)"/><draw:equation draw:name="f26" draw:formula="?f22 * ?f13"/><draw:equation draw:name="f27" draw:formula="?f10 + ?f24"/><draw:equation draw:name="f28" draw:formula="?f25 * ?f12"/><draw:equation draw:name="f29" draw:formula="?f26 / 100000"/><draw:equation draw:name="f30" draw:formula="?f14 - ?f1"/><draw:equation draw:name="f31" draw:formula="?f24 * ?f19"/><draw:equation draw:name="f32" draw:formula="?f28 / 100000"/><draw:equation draw:name="f33" draw:formula="?f30 + ?f1"/><draw:equation draw:name="f34" draw:formula="?f33 * ?f9 / ?f0"/><draw:equation draw:name="f35" draw:formula="0 - ?f34"/><draw:equation draw:name="f36" draw:formula="sin(?f35)"/><draw:equation draw:name="f37" draw:formula="0 - ?f36"/><draw:equation draw:name="f38" draw:formula="?f37"/><draw:equation draw:name="f39" draw:formula="cos(?f35)"/><draw:equation draw:name="f40" draw:formula="0 - ?f39"/><draw:equation draw:name="f41" draw:formula="?f40"/><draw:equation draw:name="f42" draw:formula="?f29 + ?f32"/><draw:equation draw:name="f43" draw:formula="?f32 * ?f19"/><draw:equation draw:name="f44" draw:formula="?f38 * ?f24"/><draw:equation draw:name="f45" draw:formula="?f41 * ?f32"/><draw:equation draw:name="f46" draw:formula="?f20 - ?f44"/><draw:equation draw:name="f47" draw:formula="?f32 - ?f45"/><draw:equation draw:name="f48" draw:formula="?f21 + ?f45"/><draw:equation draw:name="f49" draw:formula="?f48 - ?f32"/><draw:equation draw:name="f50" draw:formula="21550000 - ?f1"/><draw:equation draw:name="f51" draw:formula="if(?f50, ?f1, 21550000)"/><draw:equation draw:name="f52" draw:formula="-21550000 - ?f51"/><draw:equation draw:name="f53" draw:formula="if(?f52, -21550000, ?f51)"/><draw:equation draw:name="f54" draw:formula="?f1 + ?f53"/><draw:equation draw:name="f55" draw:formula="?f1 + ?f1"/><draw:equation draw:name="f56" draw:formula="?f55 * ?f9 / ?f0"/><draw:equation draw:name="f57" draw:formula="0 - ?f56"/><draw:equation draw:name="f58" draw:formula="cos(?f57)"/><draw:equation draw:name="f59" draw:formula="0 - ?f58"/><draw:equation draw:name="f60" draw:formula="?f59 * ?f31"/><draw:equation draw:name="f61" draw:formula="sin(?f57)"/><draw:equation draw:name="f62" draw:formula="0 - ?f61"/><draw:equation draw:name="f63" draw:formula="?f62 * ?f43"/><draw:equation draw:name="f64" draw:formula="sqrt(?f60 * ?f60 + ?f63 * ?f63 + 0 * 0)"/><draw:equation draw:name="f65" draw:formula="?f31 * ?f43 / ?f64"/><draw:equation draw:name="f66" draw:formula="?f62 * ?f65"/><draw:equation draw:name="f67" draw:formula="?f20 - ?f66"/><draw:equation draw:name="f68" draw:formula="?f59 * ?f65"/><draw:equation draw:name="f69" draw:formula="?f21 - ?f68"/><draw:equation draw:name="f70" draw:formula="?f67 - ?f31"/><draw:equation draw:name="f71" draw:formula="?f69 - ?f43"/><draw:equation draw:name="f72" draw:formula="?f67 + ?f31"/><draw:equation draw:name="f73" draw:formula="?f69 + ?f43"/><draw:equation draw:name="f74" draw:formula="?f54 + ?f1"/><draw:equation draw:name="f75" draw:formula="?f74 * ?f9 / ?f0"/><draw:equation draw:name="f76" draw:formula="0 - ?f75"/><draw:equation draw:name="f77" draw:formula="cos(?f76)"/><draw:equation draw:name="f78" draw:formula="0 - ?f77"/><draw:equation draw:name="f79" draw:formula="?f78 * ?f31"/><draw:equation draw:name="f80" draw:formula="sin(?f76)"/><draw:equation draw:name="f81" draw:formula="0 - ?f80"/><draw:equation draw:name="f82" draw:formula="?f81 * ?f43"/><draw:equation draw:name="f83" draw:formula="sqrt(?f79 * ?f79 + ?f82 * ?f82 + 0 * 0)"/><draw:equation draw:name="f84" draw:formula="?f31 * ?f43 / ?f83"/><draw:equation draw:name="f85" draw:formula="?f81 * ?f84"/><draw:equation draw:name="f86" draw:formula="?f67 + ?f85"/><draw:equation draw:name="f87" draw:formula="?f78 * ?f84"/><draw:equation draw:name="f88" draw:formula="?f69 + ?f87"/><draw:equation draw:name="f89" draw:formula="if(?f53, ?f20, ?f70)"/><draw:equation draw:name="f90" draw:formula="if(?f53, ?f21, ?f71)"/><draw:equation draw:name="f91" draw:formula="if(?f53, ?f20, ?f72)"/><draw:equation draw:name="f92" draw:formula="if(?f53, ?f21, ?f73)"/><draw:equation draw:name="f93" draw:formula="if(?f53, ?f70, ?f86)"/><draw:equation draw:name="f94" draw:formula="if(?f53, ?f71, ?f88)"/><draw:equation draw:name="f95" draw:formula="if(?f53, ?f72, ?f86)"/><draw:equation draw:name="f96" draw:formula="if(?f53, ?f73, ?f88)"/><draw:equation draw:name="f97" draw:formula="21550000 - ?f11"/><draw:equation draw:name="f98" draw:formula="if(?f97, ?f11, 21550000)"/><draw:equation draw:name="f99" draw:formula="-21550000 - ?f98"/><draw:equation draw:name="f100" draw:formula="if(?f99, -21550000, ?f98)"/><draw:equation draw:name="f101" draw:formula="?f10 + ?f100"/><draw:equation draw:name="f102" draw:formula="?f10 + ?f1"/><draw:equation draw:name="f103" draw:formula="?f102 * ?f9 / ?f0"/><draw:equation draw:name="f104" draw:formula="0 - ?f103"/><draw:equation draw:name="f105" draw:formula="cos(?f104)"/><draw:equation draw:name="f106" draw:formula="0 - ?f105"/><draw:equation draw:name="f107" draw:formula="?f106 * ?f31"/><draw:equation draw:name="f108" draw:formula="sin(?f104)"/><draw:equation draw:name="f109" draw:formula="0 - ?f108"/><draw:equation draw:name="f110" draw:formula="?f109 * ?f43"/><draw:equation draw:name="f111" draw:formula="sqrt(?f107 * ?f107 + ?f110 * ?f110 + 0 * 0)"/><draw:equation draw:name="f112" draw:formula="?f31 * ?f43 / ?f111"/><draw:equation draw:name="f113" draw:formula="?f109 * ?f112"/><draw:equation draw:name="f114" draw:formula="?f27 - ?f113"/><draw:equation draw:name="f115" draw:formula="?f106 * ?f112"/><draw:equation draw:name="f116" draw:formula="?f42 - ?f115"/><draw:equation draw:name="f117" draw:formula="?f114 - ?f31"/><draw:equation draw:name="f118" draw:formula="?f116 - ?f43"/><draw:equation draw:name="f119" draw:formula="?f114 + ?f31"/><draw:equation draw:name="f120" draw:formula="?f116 + ?f43"/><draw:equation draw:name="f121" draw:formula="?f101 + ?f1"/><draw:equation draw:name="f122" draw:formula="?f121 * ?f9 / ?f0"/><draw:equation draw:name="f123" draw:formula="0 - ?f122"/><draw:equation draw:name="f124" draw:formula="cos(?f123)"/><draw:equation draw:name="f125" draw:formula="0 - ?f124"/><draw:equation draw:name="f126" draw:formula="?f125 * ?f31"/><draw:equation draw:name="f127" draw:formula="sin(?f123)"/><draw:equation draw:name="f128" draw:formula="0 - ?f127"/><draw:equation draw:name="f129" draw:formula="?f128 * ?f43"/><draw:equation draw:name="f130" draw:formula="sqrt(?f126 * ?f126 + ?f129 * ?f129 + 0 * 0)"/><draw:equation draw:name="f131" draw:formula="?f31 * ?f43 / ?f130"/><draw:equation draw:name="f132" draw:formula="?f128 * ?f131"/><draw:equation draw:name="f133" draw:formula="?f114 + ?f132"/><draw:equation draw:name="f134" draw:formula="?f125 * ?f131"/><draw:equation draw:name="f135" draw:formula="?f116 + ?f134"/><draw:equation draw:name="f136" draw:formula="if(?f100, ?f27, ?f117)"/><draw:equation draw:name="f137" draw:formula="if(?f100, ?f42, ?f118)"/><draw:equation draw:name="f138" draw:formula="if(?f100, ?f27, ?f119)"/><draw:equation draw:name="f139" draw:formula="if(?f100, ?f42, ?f120)"/><draw:equation draw:name="f140" draw:formula="if(?f100, ?f117, ?f133)"/><draw:equation draw:name="f141" draw:formula="if(?f100, ?f118, ?f135)"/><draw:equation draw:name="f142" draw:formula="if(?f100, ?f119, ?f133)"/><draw:equation draw:name="f143" draw:formula="if(?f100, ?f120, ?f135)"/><draw:equation draw:name="f144" draw:formula="?f1 + ?f100"/><draw:equation draw:name="f145" draw:formula="?f133 - ?f66"/><draw:equation draw:name="f146" draw:formula="?f135 - ?f68"/><draw:equation draw:name="f147" draw:formula="?f145 - ?f31"/><draw:equation draw:name="f148" draw:formula="?f146 - ?f43"/><draw:equation draw:name="f149" draw:formula="?f145 + ?f31"/><draw:equation draw:name="f150" draw:formula="?f146 + ?f43"/><draw:equation draw:name="f151" draw:formula="?f144 + ?f1"/><draw:equation draw:name="f152" draw:formula="?f151 * ?f9 / ?f0"/><draw:equation draw:name="f153" draw:formula="0 - ?f152"/><draw:equation draw:name="f154" draw:formula="cos(?f153)"/><draw:equation draw:name="f155" draw:formula="0 - ?f154"/><draw:equation draw:name="f156" draw:formula="?f155 * ?f31"/><draw:equation draw:name="f157" draw:formula="sin(?f153)"/><draw:equation draw:name="f158" draw:formula="0 - ?f157"/><draw:equation draw:name="f159" draw:formula="?f158 * ?f43"/><draw:equation draw:name="f160" draw:formula="sqrt(?f156 * ?f156 + ?f159 * ?f159 + 0 * 0)"/><draw:equation draw:name="f161" draw:formula="?f31 * ?f43 / ?f160"/><draw:equation draw:name="f162" draw:formula="?f158 * ?f161"/><draw:equation draw:name="f163" draw:formula="?f145 + ?f162"/><draw:equation draw:name="f164" draw:formula="?f155 * ?f161"/><draw:equation draw:name="f165" draw:formula="?f146 + ?f164"/><draw:equation draw:name="f166" draw:formula="if(?f100, ?f133, ?f147)"/><draw:equation draw:name="f167" draw:formula="if(?f100, ?f135, ?f148)"/><draw:equation draw:name="f168" draw:formula="if(?f100, ?f133, ?f149)"/><draw:equation draw:name="f169" draw:formula="if(?f100, ?f135, ?f150)"/><draw:equation draw:name="f170" draw:formula="if(?f100, ?f147, ?f163)"/><draw:equation draw:name="f171" draw:formula="if(?f100, ?f148, ?f165)"/><draw:equation draw:name="f172" draw:formula="if(?f100, ?f149, ?f163)"/><draw:equation draw:name="f173" draw:formula="if(?f100, ?f150, ?f165)"/><draw:equation draw:name="f174" draw:formula="?f0 + ?f53"/><draw:equation draw:name="f175" draw:formula="?f0 + ?f1"/><draw:equation draw:name="f176" draw:formula="?f175 * ?f9 / ?f0"/><draw:equation draw:name="f177" draw:formula="0 - ?f176"/><draw:equation draw:name="f178" draw:formula="cos(?f177)"/><draw:equation draw:name="f179" draw:formula="0 - ?f178"/><draw:equation draw:name="f180" draw:formula="?f179 * ?f31"/><draw:equation draw:name="f181" draw:formula="sin(?f177)"/><draw:equation draw:name="f182" draw:formula="0 - ?f181"/><draw:equation draw:name="f183" draw:formula="?f182 * ?f43"/><draw:equation draw:name="f184" draw:formula="sqrt(?f180 * ?f180 + ?f183 * ?f183 + 0 * 0)"/><draw:equation draw:name="f185" draw:formula="?f31 * ?f43 / ?f184"/><draw:equation draw:name="f186" draw:formula="?f182 * ?f185"/><draw:equation draw:name="f187" draw:formula="?f27 - ?f186"/><draw:equation draw:name="f188" draw:formula="?f179 * ?f185"/><draw:equation draw:name="f189" draw:formula="?f32 - ?f188"/><draw:equation draw:name="f190" draw:formula="?f187 - ?f31"/><draw:equation draw:name="f191" draw:formula="?f189 - ?f43"/><draw:equation draw:name="f192" draw:formula="?f187 + ?f31"/><draw:equation draw:name="f193" draw:formula="?f189 + ?f43"/><draw:equation draw:name="f194" draw:formula="?f174 + ?f1"/><draw:equation draw:name="f195" draw:formula="?f194 * ?f9 / ?f0"/><draw:equation draw:name="f196" draw:formula="0 - ?f195"/><draw:equation draw:name="f197" draw:formula="cos(?f196)"/><draw:equation draw:name="f198" draw:formula="0 - ?f197"/><draw:equation draw:name="f199" draw:formula="?f198 * ?f31"/><draw:equation draw:name="f200" draw:formula="sin(?f196)"/><draw:equation draw:name="f201" draw:formula="0 - ?f200"/><draw:equation draw:name="f202" draw:formula="?f201 * ?f43"/><draw:equation draw:name="f203" draw:formula="sqrt(?f199 * ?f199 + ?f202 * ?f202 + 0 * 0)"/><draw:equation draw:name="f204" draw:formula="?f31 * ?f43 / ?f203"/><draw:equation draw:name="f205" draw:formula="?f201 * ?f204"/><draw:equation draw:name="f206" draw:formula="?f187 + ?f205"/><draw:equation draw:name="f207" draw:formula="?f198 * ?f204"/><draw:equation draw:name="f208" draw:formula="?f189 + ?f207"/><draw:equation draw:name="f209" draw:formula="if(?f53, ?f27, ?f190)"/><draw:equation draw:name="f210" draw:formula="if(?f53, ?f32, ?f191)"/><draw:equation draw:name="f211" draw:formula="if(?f53, ?f27, ?f192)"/><draw:equation draw:name="f212" draw:formula="if(?f53, ?f32, ?f193)"/><draw:equation draw:name="f213" draw:formula="if(?f53, ?f190, ?f206)"/><draw:equation draw:name="f214" draw:formula="if(?f53, ?f191, ?f208)"/><draw:equation draw:name="f215" draw:formula="if(?f53, ?f192, ?f206)"/><draw:equation draw:name="f216" draw:formula="if(?f53, ?f193, ?f208)"/></draw:enhanced-geometry></draw:custom-shape><draw:frame draw:id="id19" draw:style-name="a20" draw:name="Zone de texte 35" svg:x="-0.3833in" svg:y="4.33269in" svg:width="1.89386in" svg:height="1.40064in" style:rel-width="scale" style:rel-height="scale"><draw:text-box><text:p text:style-name="Normal">Ajouter une nationalité</text:p><text:p text:style-name="Normal">(ajout-nationalité.php, traitement-nationalite.php)</text:p></draw:text-box><svg:title/><svg:desc/></draw:frame><draw:frame draw:id="id20" draw:style-name="a21" draw:name="Zone de texte 36" svg:x="1.61434in" svg:y="4.25733in" svg:width="1.88089in" svg:height="1.47601in" style:rel-width="scale" style:rel-height="scale"><draw:text-box><text:p text:style-name="Normal">Ajouter une formation</text:p><text:p text:style-name="Normal">(ajout-formation-formateur.php, traitement-ajout-formation-formateur.php)</text:p></draw:text-box><svg:title/><svg:desc/></draw:frame><draw:frame draw:id="id21" draw:style-name="a22" draw:name="Zone de texte 37" svg:x="3.6898in" svg:y="4.45729in" svg:width="1.7382in" svg:height="0.99601in" style:rel-width="scale" style:rel-height="scale"><draw:text-box><text:p text:style-name="Normal">Ajouter un formateur</text:p><text:p text:style-name="Normal">(même page que pour l’ajout d’une formation)</text:p></draw:text-box><svg:title/><svg:desc/></draw:frame></draw:g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center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En-tête" style:display-name="En-têt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NormalWeb" style:display-name="Normal (Web)" style:family="paragraph" style:parent-style-name="Normal">
      <style:paragraph-properties fo:text-align="start" style:vertical-align="auto"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FR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0" draw:style="linear" draw:angle="0" draw:start-color="#6083cb" draw:end-color="#3e70ca" draw:start-intensity="100%" draw:end-intensity="100%"/>
  </office:styles>
  <office:automatic-styles>
    <style:page-layout style:name="PL0">
      <style:page-layout-properties fo:page-width="11.693in" fo:page-height="8.268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center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lo</meta:initial-creator>
    <dc:creator>Lolo</dc:creator>
    <meta:creation-date>2015-04-16T14:27:00Z</meta:creation-date>
    <dc:date>2015-04-16T14:27:00Z</dc:date>
    <meta:print-date>2015-04-16T14:27:00Z</meta:print-date>
    <meta:template xlink:href="Normal.dotm" xlink:type="simple"/>
    <meta:editing-cycles>2</meta:editing-cycles>
    <meta:editing-duration>PT0S</meta:editing-duration>
    <meta:document-statistic meta:page-count="1" meta:paragraph-count="1" meta:word-count="0" meta:character-count="1" meta:row-count="1" meta:non-whitespace-character-count="1"/>
  </office:meta>
</office:document-meta>
</file>